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2eb" officeooo:paragraph-rsid="0012f2eb"/>
    </style:style>
    <style:style style:name="P2" style:family="paragraph" style:parent-style-name="Standard">
      <style:text-properties officeooo:rsid="00150a2c" officeooo:paragraph-rsid="00150a2c"/>
    </style:style>
    <style:style style:name="T1" style:family="text">
      <style:text-properties officeooo:rsid="0012f2eb"/>
    </style:style>
    <style:style style:name="T2" style:family="text">
      <style:text-properties officeooo:rsid="00141ec4"/>
    </style:style>
    <style:style style:name="T3" style:family="text">
      <style:text-properties officeooo:rsid="0015a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 <text:span text:style-name="T1">Service </text:span></text:p>
      <text:p text:style-name="Standard">- <text:span text:style-name="T1">SOAP : XML</text:span></text:p>
      <text:p text:style-name="Standard">- <text:span text:style-name="T1">REST : XML , JSON - đặc điểm : file nhỏ ,nhanh đỡ tổn</text:span></text:p>
      <text:p text:style-name="P1">sử dụng giao thức HTTP trao đổi giữa client và phía server </text:p>
      <text:p text:style-name="P1"/>
      <text:p text:style-name="P1">-<text:span text:style-name="T3">XML : sử dụng để phân phối dữ liệu qua intern</text:span></text:p>
      <text:p text:style-name="P1"/>
      <text:p text:style-name="P1"/>
      <text:p text:style-name="P1"/>
      <text:p text:style-name="P1">web service <text:span text:style-name="T2">là nơi cung cấp dịch vụ cho phía người dùng truy vấn thông qua database và trả về JSON, XML , không phân biệt nền tảng vì nó là môi trường </text:span></text:p>
      <text:p text:style-name="P1">- <text:span text:style-name="T2">sử dụng GET và POST để gửi yêu cầu .</text:span></text:p>
      <text:p text:style-name="P1"/>
      <text:p text:style-name="P1"/>
      <text:p text:style-name="P2">kiến trúc : - Services</text:p>
      <text:p text:style-name="P2">- <text:s/>cách giao tiếp giữa các dịch vụ</text:p>
      <text:p text:style-name="P2">- kết 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0:03:38.382401288</meta:creation-date>
    <dc:date>2020-06-19T13:08:28.578737290</dc:date>
    <meta:editing-duration>PT1H44M9S</meta:editing-duration>
    <meta:editing-cycles>1</meta:editing-cycles>
    <meta:document-statistic meta:table-count="0" meta:image-count="0" meta:object-count="0" meta:page-count="1" meta:paragraph-count="10" meta:word-count="104" meta:character-count="434" meta:non-whitespace-character-count="336"/>
    <meta:generator>LibreOffice/6.4.2.2$Linux_X86_64 LibreOffice_project/40$Build-2</meta:generator>
  </office:meta>
</office:document-meta>
</file>